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1300000013468BF51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 style:master-page-name="Endnote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Footnot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99cc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2010000001300000013468BF513.png" xlink:type="simple" xlink:actuate="onLoad"/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2010000001300000013468BF513.png" xlink:type="simple" xlink:actuate="onLoad" style:repeat="stretch"/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1-03-18T13:27:52</meta:creation-date>
    <meta:document-statistic meta:table-count="0" meta:image-count="0" meta:object-count="0" meta:page-count="3" meta:paragraph-count="0" meta:word-count="0" meta:character-count="0"/>
    <dc:date>2021-03-18T13:31:53</dc:date>
    <meta:editing-duration>PT4M1S</meta:editing-duration>
    <meta:editing-cycles>1</meta:editing-cycles>
    <meta:generator>OpenOffice.org/3.3$Unix OpenOffice.org_project/330m20$Build-9567</meta:generator>
  </office:meta>
</office:document-meta>
</file>